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3.505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4.71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52" office:value-type="string" calcext:value-type="string">
            <text:p>TANG_UP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5.354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52" office:value-type="string" calcext:value-type="string">
            <text:p>PEDAL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2.899cm" svg:height="3.756cm" svg:x="6.334cm" svg:y="5.994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52" office:value-type="string" calcext:value-type="string">
            <text:p>RELE1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2.899cm" svg:height="3.361cm" svg:x="6.334cm" svg:y="6.635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52" office:value-type="string" calcext:value-type="string">
            <text:p>AMP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3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23.282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2.899cm" svg:height="1.799cm" svg:x="6.334cm" svg:y="25.187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52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52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52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2.899cm" svg:height="1.799cm" svg:x="2.727cm" svg:y="28.404cm" draw:caption-point-x="-0.61cm" draw:caption-point-y="1.51cm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52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52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52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52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52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52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52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52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52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2.899cm" svg:height="1.799cm" svg:x="6.334cm" svg:y="98.195cm" draw:caption-point-x="-0.61cm" draw:caption-point-y="1.511cm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2.899cm" svg:height="1.799cm" svg:x="6.334cm" svg:y="98.833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21:06:03.7016230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21:11:40.956071635</dc:date>
    <meta:editing-duration>P1DT6H44M16S</meta:editing-duration>
    <meta:editing-cycles>193</meta:editing-cycles>
    <meta:document-statistic meta:table-count="1" meta:cell-count="952" meta:object-count="0"/>
  </office:meta>
</office:document-meta>
</file>